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07cm" fo:min-width="20.4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solid" draw:fill-color="#ff0000" draw:textarea-horizontal-align="justify" draw:textarea-vertical-align="middle" draw:auto-grow-height="false" fo:min-height="2.07cm" fo:min-width="0.4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2.07cm" fo:min-width="0.42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solid" draw:fill-color="#ec9ba4" draw:textarea-horizontal-align="justify" draw:textarea-vertical-align="middle" draw:auto-grow-height="false" fo:min-height="2.07cm" fo:min-width="0.42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solid" draw:fill-color="#b2b2b2" draw:textarea-horizontal-align="justify" draw:textarea-vertical-align="middle" draw:auto-grow-height="false" fo:min-height="2.07cm" fo:min-width="7.7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="solid" draw:fill-color="#800080" draw:textarea-horizontal-align="justify" draw:textarea-vertical-align="middle" draw:auto-grow-height="false" fo:min-height="2.07cm" fo:min-width="0.42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fill="solid" draw:fill-color="#b2b2b2" draw:textarea-horizontal-align="justify" draw:textarea-vertical-align="middle" draw:auto-grow-height="false" fo:min-height="2.07cm" fo:min-width="8.12cm" fo:padding-top="0.165cm" fo:padding-bottom="0.165cm" fo:padding-left="0.29cm" fo:padding-right="0.2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solid" draw:fill-color="#00a933" draw:textarea-horizontal-align="justify" draw:textarea-vertical-align="middle" draw:auto-grow-height="false" fo:min-height="2.07cm" fo:min-width="15.92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solid" draw:fill-color="#b2b2b2" draw:textarea-horizontal-align="justify" draw:textarea-vertical-align="middle" draw:auto-grow-height="false" fo:min-height="2.07cm" fo:min-width="3.92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fo:min-height="0.35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solid" draw:fill-color="#e6e905" draw:textarea-horizontal-align="justify" draw:textarea-vertical-align="middle" draw:auto-grow-height="false" fo:min-height="2.07cm" fo:min-width="15.92cm" fo:padding-top="0.165cm" fo:padding-bottom="0.165cm" fo:padding-left="0.29cm" fo:padding-right="0.29cm"/>
    </style:style>
    <style:style style:name="gr14" style:family="graphic" style:parent-style-name="standard">
      <style:graphic-properties draw:fill-color="#b2b2b2" draw:textarea-horizontal-align="justify" draw:textarea-vertical-align="middle" draw:auto-grow-height="false" fo:min-height="1.55cm" fo:min-width="4.692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cm" fo:min-width="1.35cm" fo:padding-top="0.165cm" fo:padding-bottom="0.165cm" fo:padding-left="0.29cm" fo:padding-right="0.29cm"/>
    </style:style>
    <style:style style:name="gr17" style:family="graphic" style:parent-style-name="standard">
      <style:graphic-properties draw:fill-color="#b2b2b2" draw:textarea-horizontal-align="justify" draw:textarea-vertical-align="middle" draw:auto-grow-height="false" fo:min-height="1.15cm" fo:min-width="3.792cm"/>
    </style:style>
    <style:style style:name="gr18" style:family="graphic" style:parent-style-name="standard">
      <style:graphic-properties draw:fill-color="#b2b2b2" draw:textarea-horizontal-align="justify" draw:textarea-vertical-align="middle" draw:auto-grow-height="false" fo:min-height="1.55cm" fo:min-width="7.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678cm" fo:min-width="1.042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751cm" fo:min-width="1.292cm"/>
    </style:style>
    <style:style style:name="gr22" style:family="graphic" style:parent-style-name="standard">
      <style:graphic-properties draw:stroke="none" svg:stroke-color="#000000" draw:fill="none" draw:fill-color="#ffffff" fo:min-height="0.55cm"/>
    </style:style>
    <style:style style:name="gr23" style:family="graphic" style:parent-style-name="objectwithoutfill">
      <style:graphic-properties svg:stroke-color="#ff0000" draw:marker-end="" draw:marker-end-width="0.3cm" draw:fill="none" draw:textarea-vertical-align="middle"/>
    </style:style>
    <style:style style:name="gr2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5" style:family="graphic" style:parent-style-name="standard">
      <style:graphic-properties svg:stroke-width="0.053cm" svg:stroke-color="#999999" draw:marker-start-width="0.279cm" draw:marker-end-width="0.279cm" draw:fill="solid" draw:fill-color="#999999" draw:opacity="100%" draw:opacity-name="Transparency_20_4" draw:textarea-horizontal-align="justify" draw:textarea-vertical-align="middle" draw:auto-grow-height="false" fo:min-height="7.05cm" fo:min-width="26.9cm" fo:padding-top="0.151cm" fo:padding-bottom="0.151cm" fo:padding-left="0.276cm" fo:padding-right="0.276cm"/>
    </style:style>
    <style:style style:name="gr26" style:family="graphic" style:parent-style-name="standard">
      <style:graphic-properties draw:textarea-horizontal-align="justify" draw:textarea-vertical-align="middle" draw:auto-grow-height="false" fo:min-height="0.46cm" fo:min-width="0cm"/>
    </style:style>
    <style:style style:name="gr27" style:family="graphic" style:parent-style-name="objectwithoutfill">
      <style:graphic-properties svg:stroke-color="#d62e4e" draw:marker-end="Arrow" draw:marker-end-width="0.3cm" draw:fill="none" draw:textarea-vertical-align="middle"/>
    </style:style>
    <style:style style:name="gr28" style:family="graphic" style:parent-style-name="objectwithoutfill">
      <style:graphic-properties svg:stroke-color="#d62e4e" draw:marker-end="" draw:marker-end-width="0.3cm" draw:fill="none" draw:textarea-vertical-align="middle"/>
    </style:style>
    <style:style style:name="gr29" style:family="graphic" style:parent-style-name="standard">
      <style:graphic-properties draw:fill="solid" draw:fill-color="#729fcf" draw:textarea-horizontal-align="justify" draw:textarea-vertical-align="middle" draw:auto-grow-height="false" fo:min-height="0.46cm" fo:min-width="0cm"/>
    </style:style>
    <style:style style:name="gr30" style:family="graphic" style:parent-style-name="standard">
      <style:graphic-properties svg:stroke-color="#ff0000" draw:fill-color="#ff0000" draw:textarea-horizontal-align="justify" draw:textarea-vertical-align="middle" draw:auto-grow-height="false" fo:min-height="0.46cm" fo:min-width="0cm"/>
    </style:style>
    <style:style style:name="gr31" style:family="graphic" style:parent-style-name="objectwithoutfill">
      <style:graphic-properties svg:stroke-color="#800080" draw:marker-end="Arrow" draw:marker-end-width="0.3cm" draw:fill="none" draw:textarea-vertical-align="middle"/>
    </style:style>
    <style:style style:name="gr32" style:family="graphic" style:parent-style-name="objectwithoutfill">
      <style:graphic-properties svg:stroke-color="#800080" draw:marker-end="" draw:marker-end-width="0.3cm" draw:fill="none" draw:textarea-vertical-align="middle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82cm" fo:min-width="0.956cm"/>
    </style:style>
    <style:style style:name="gr34" style:family="graphic" style:parent-style-name="objectwithoutfill">
      <style:graphic-properties draw:marker-end="" draw:marker-end-width="0.3cm" draw:fill="none" draw:textarea-vertical-align="middle"/>
    </style:style>
    <style:style style:name="gr35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loext:graphic-properties draw:fill="solid" draw:fill-color="#ec9ba4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b2b2b2"/>
      <style:paragraph-properties fo:text-align="center"/>
    </style:style>
    <style:style style:name="P7" style:family="paragraph">
      <loext:graphic-properties draw:fill="solid" draw:fill-color="#80008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00a933"/>
      <style:paragraph-properties fo:text-align="center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loext:graphic-properties draw:fill="solid" draw:fill-color="#e6e905"/>
      <style:paragraph-properties fo:text-align="center"/>
    </style:style>
    <style:style style:name="P13" style:family="paragraph">
      <loext:graphic-properties draw:fill-color="#b2b2b2"/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style:text-properties fo:color="#000000"/>
    </style:style>
    <style:style style:name="P17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8" style:family="paragraph">
      <style:text-properties fo:color="#d62e4e" fo:font-size="11pt" style:font-size-asian="11pt" style:font-size-complex="11pt"/>
    </style:style>
    <style:style style:name="P19" style:family="paragraph">
      <loext:graphic-properties draw:fill="none" draw:fill-color="#ffffff"/>
      <style:text-properties fo:color="#d62e4e" fo:font-size="11pt" style:font-size-asian="11pt" style:font-size-complex="11pt"/>
    </style:style>
    <style:style style:name="P20" style:family="paragraph">
      <style:text-properties fo:color="#2a6099" fo:font-size="11pt" style:font-size-asian="11pt" style:font-size-complex="11pt"/>
    </style:style>
    <style:style style:name="P21" style:family="paragraph">
      <loext:graphic-properties draw:fill="none" draw:fill-color="#ffffff"/>
      <style:text-properties fo:color="#2a6099" fo:font-size="11pt" style:font-size-asian="11pt" style:font-size-complex="11pt"/>
    </style:style>
    <style:style style:name="P22" style:family="paragraph">
      <style:text-properties fo:color="#ce181e" fo:font-size="11pt" style:font-size-asian="11pt" style:font-size-complex="11pt"/>
    </style:style>
    <style:style style:name="P23" style:family="paragraph">
      <loext:graphic-properties draw:fill="none" draw:fill-color="#ffffff"/>
      <style:text-properties fo:color="#ce181e" fo:font-size="11pt" style:font-size-asian="11pt" style:font-size-complex="11pt"/>
    </style:style>
    <style:style style:name="P24" style:family="paragraph">
      <loext:graphic-properties draw:fill="solid" draw:fill-color="#999999" draw:opacity="100%" draw:opacity-name="Transparency_20_4"/>
      <style:paragraph-properties fo:text-align="center"/>
    </style:style>
    <style:style style:name="P25" style:family="paragraph">
      <loext:graphic-properties draw:fill-color="#ff0000"/>
      <style:paragraph-properties fo:text-align="center"/>
    </style:style>
    <style:style style:name="P26" style:family="paragraph">
      <style:text-properties fo:color="#800080" fo:font-size="11pt" style:font-size-asian="11pt" style:font-size-complex="11pt"/>
    </style:style>
    <style:style style:name="P27" style:family="paragraph">
      <loext:graphic-properties draw:fill="none" draw:fill-color="#ffffff"/>
      <style:text-properties fo:color="#800080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80008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d62e4e" fo:font-size="11pt" style:font-size-asian="11pt" style:font-size-complex="11pt"/>
    </style:style>
    <style:style style:name="T6" style:family="text">
      <style:text-properties fo:color="#2a6099" fo:font-size="11pt" style:font-size-asian="11pt" style:font-size-complex="11pt"/>
    </style:style>
    <style:style style:name="T7" style:family="text">
      <style:text-properties fo:color="#ce181e" fo:font-size="11pt" style:font-size-asian="11pt" style:font-size-complex="11pt"/>
    </style:style>
    <style:style style:name="T8" style:family="text">
      <style:text-properties fo:color="#80008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egisters of System Timer" draw:style-name="dp1" draw:master-page-name="Default">
        <draw:custom-shape draw:style-name="gr1" draw:text-style-name="P1" draw:layer="layout" svg:width="21cm" svg:height="2.4cm" svg:x="-0.1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cm" svg:height="2.4cm" svg:x="19.9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1cm" svg:height="2.4cm" svg:x="18.9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1cm" svg:height="2.4cm" svg:x="17.9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8.3cm" svg:height="2.4cm" svg:x="9.6cm" svg:y="3cm">
          <text:p text:style-name="P5">Reserved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2.4cm" svg:x="8.6cm" svg:y="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8.7cm" svg:height="2.4cm" svg:x="-0.1cm" svg:y="3cm">
          <text:p text:style-name="P5">Reserved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1cm" svg:y1="5.4cm" svg:x2="9.1cm" svg:y2="6.8cm">
          <text:p/>
        </draw:line>
        <draw:frame draw:style-name="gr9" draw:text-style-name="P8" draw:layer="layout" svg:width="4.418cm" svg:height="0.962cm" svg:x="7.1cm" svg:y="6.6cm">
          <draw:text-box>
            <text:p>COUNTFLAG</text:p>
          </draw:text-box>
        </draw:frame>
        <draw:frame draw:style-name="gr9" draw:text-style-name="P8" xml:id="id2" draw:id="id2" draw:layer="layout" svg:width="4.27cm" svg:height="0.962cm" svg:x="11.7cm" svg:y="6.6cm">
          <draw:text-box>
            <text:p>Clock Source</text:p>
          </draw:text-box>
        </draw:frame>
        <draw:connector draw:style-name="gr8" draw:text-style-name="P1" draw:layer="layout" svg:x1="18.4cm" svg:y1="5.4cm" svg:x2="15.97cm" svg:y2="7.081cm" draw:start-shape="id1" draw:start-glue-point="2" draw:end-shape="id2" draw:end-glue-point="1" svg:d="M18400 5400v1681h-2430" svg:viewBox="0 0 2431 1682">
          <text:p/>
        </draw:connector>
        <draw:frame draw:style-name="gr9" draw:text-style-name="P8" xml:id="id4" draw:id="id4" draw:layer="layout" svg:width="2.974cm" svg:height="0.962cm" svg:x="11.7cm" svg:y="7.7cm">
          <draw:text-box>
            <text:p>TICKINT</text:p>
          </draw:text-box>
        </draw:frame>
        <draw:frame draw:style-name="gr9" draw:text-style-name="P8" xml:id="id6" draw:id="id6" draw:layer="layout" svg:width="3.004cm" svg:height="0.962cm" svg:x="11.7cm" svg:y="8.9cm">
          <draw:text-box>
            <text:p>ENABLE</text:p>
          </draw:text-box>
        </draw:frame>
        <draw:connector draw:style-name="gr8" draw:text-style-name="P1" draw:layer="layout" svg:x1="19.4cm" svg:y1="5.4cm" svg:x2="14.674cm" svg:y2="8.181cm" draw:start-shape="id3" draw:start-glue-point="2" draw:end-shape="id4" draw:end-glue-point="1" svg:d="M19400 5400v2781h-4726" svg:viewBox="0 0 4727 2782">
          <text:p/>
        </draw:connector>
        <draw:connector draw:style-name="gr8" draw:text-style-name="P1" draw:layer="layout" svg:x1="20.4cm" svg:y1="5.4cm" svg:x2="14.704cm" svg:y2="9.381cm" draw:start-shape="id5" draw:start-glue-point="2" draw:end-shape="id6" draw:end-glue-point="1" svg:d="M20400 5400v3981h-5696" svg:viewBox="0 0 5697 3982">
          <text:p/>
        </draw:connector>
        <draw:custom-shape draw:style-name="gr1" draw:text-style-name="P1" draw:layer="layout" svg:width="21cm" svg:height="2.4cm" svg:x="-0.1cm" svg:y="14.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6.5cm" svg:height="2.4cm" svg:x="4.4cm" svg:y="14.18cm">
          <text:p text:style-name="P5">RELOAD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5cm" svg:height="2.4cm" svg:x="-0.1cm" svg:y="14.18cm">
          <text:p text:style-name="P5">Reserved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5.2cm" svg:height="0.962cm" svg:x="2.9cm" svg:y="1cm">
          <draw:text-box>
            <text:p>SysTick control and status register (<text:span text:style-name="T1">SysTick_CTRL</text:span>)</text:p>
          </draw:text-box>
        </draw:frame>
        <draw:frame draw:style-name="gr12" draw:text-style-name="P11" draw:layer="layout" svg:width="21.9cm" svg:height="0.962cm" svg:x="-0.2cm" svg:y="2.2cm">
          <draw:text-box>
            <text:p text:style-name="P10"><text:span text:style-name="T1">31 <text:s text:c="39"/>17 16 <text:s/>15 <text:s text:c="38"/>3 <text:s/>2 <text:s text:c="3"/>1 <text:s text:c="4"/>0 </text:span></text:p>
          </draw:text-box>
        </draw:frame>
        <draw:frame draw:style-name="gr9" draw:text-style-name="P8" draw:layer="layout" svg:width="13.761cm" svg:height="0.962cm" svg:x="2.9cm" svg:y="12.4cm">
          <draw:text-box>
            <text:p>SysTick reload value register <text:span text:style-name="T1">(SysTIck_LOAD)</text:span></text:p>
          </draw:text-box>
        </draw:frame>
        <draw:frame draw:style-name="gr12" draw:text-style-name="P11" draw:layer="layout" svg:width="21.9cm" svg:height="1.673cm" svg:x="-0.2cm" svg:y="13.3cm">
          <draw:text-box>
            <text:p text:style-name="P10"><text:span text:style-name="T1">31 <text:s text:c="14"/>24 <text:s/>23 <text:s text:c="85"/>0 <text:s text:c="19"/></text:span></text:p>
          </draw:text-box>
        </draw:frame>
        <draw:custom-shape draw:style-name="gr1" draw:text-style-name="P1" draw:layer="layout" svg:width="21cm" svg:height="2.4cm" svg:x="-0.1cm" svg:y="21.8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6.5cm" svg:height="2.4cm" svg:x="4.4cm" svg:y="21.801cm">
          <text:p text:style-name="P5">CURRENT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5cm" svg:height="2.4cm" svg:x="-0.1cm" svg:y="21.801cm">
          <text:p text:style-name="P5">Reserved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3.389cm" svg:height="0.962cm" svg:x="2.9cm" svg:y="20.021cm">
          <draw:text-box>
            <text:p>SysTick current value register <text:span text:style-name="T1">(SysTick_VAL)</text:span></text:p>
          </draw:text-box>
        </draw:frame>
        <draw:frame draw:style-name="gr12" draw:text-style-name="P11" draw:layer="layout" svg:width="21.9cm" svg:height="1.673cm" svg:x="-0.2cm" svg:y="20.921cm">
          <draw:text-box>
            <text:p text:style-name="P10"><text:span text:style-name="T1">31 <text:s text:c="14"/>24 <text:s/>23 <text:s text:c="85"/>0 <text:s text:c="19"/></text:span></text:p>
          </draw:text-box>
        </draw:frame>
      </draw:page>
      <draw:page draw:name="page2" draw:style-name="dp1" draw:master-page-name="Default">
        <draw:g>
          <draw:custom-shape draw:style-name="gr14" draw:text-style-name="P13" draw:layer="layout" svg:width="5.192cm" svg:height="1.8cm" svg:x="5.7cm" svg:y="4.6cm">
            <text:p text:style-name="P5">24-bit</text:p>
            <text:p text:style-name="P5">Down Counter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623cm" svg:height="0.623cm" draw:transform="rotate (-1.5706217938697) translate (6.324cm 5.22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6" draw:text-style-name="P1" draw:layer="layout" svg:width="3.7cm" svg:height="2.3cm" svg:x="12.9cm" svg:y="4.2cm">
          <text:p text:style-name="P5">Zero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8" draw:text-style-name="P1" draw:layer="layout" svg:x1="10.9cm" svg:y1="5.4cm" svg:x2="12.9cm" svg:y2="5.4cm">
          <text:p/>
        </draw:line>
        <draw:custom-shape draw:style-name="gr17" draw:text-style-name="P13" xml:id="id8" draw:id="id8" draw:layer="layout" svg:width="4.292cm" svg:height="1.4cm" svg:x="6.2cm" svg:y="2.1cm">
          <text:p text:style-name="P5">Preset value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3cm" svg:y1="3.5cm" svg:x2="8.3cm" svg:y2="4.6cm">
          <text:p/>
        </draw:line>
        <draw:frame draw:style-name="gr9" draw:text-style-name="P15" draw:layer="layout" svg:width="1.679cm" svg:height="0.806cm" svg:x="8.2cm" svg:y="3.4cm">
          <draw:text-box>
            <text:p text:style-name="P10"><text:span text:style-name="T2">Load</text:span></text:p>
          </draw:text-box>
        </draw:frame>
        <draw:custom-shape draw:style-name="gr18" draw:text-style-name="P13" draw:layer="layout" svg:width="7.6cm" svg:height="1.8cm" svg:x="17.9cm" svg:y="4.5cm">
          <text:p text:style-name="P5">Assert <text:span text:style-name="T3">COUN</text:span><text:span text:style-name="T3">TFLAG</text:span> to 1</text:p>
          <draw:enhanced-geometry svg:viewBox="0 0 21600 21600" draw:type="rectangle" draw:enhanced-path="M 0 0 L 21600 0 21600 21600 0 21600 0 0 Z N"/>
        </draw:custom-shape>
        <draw:line draw:style-name="gr8" draw:text-style-name="P1" xml:id="id7" draw:id="id7" draw:layer="layout" svg:x1="16.6cm" svg:y1="5.3cm" svg:x2="18cm" svg:y2="5.3cm">
          <text:p/>
        </draw:line>
        <draw:connector draw:style-name="gr8" draw:text-style-name="P1" draw:layer="layout" draw:line-skew="3.454cm" svg:x1="16.6cm" svg:y1="5.3cm" svg:x2="10.492cm" svg:y2="2.8cm" draw:start-shape="id7" draw:start-glue-point="3" draw:end-shape="id8" draw:end-glue-point="1" svg:d="M16600 5300h400v-2500h-6508" svg:viewBox="0 0 6509 2501">
          <text:p/>
        </draw:connector>
        <draw:frame draw:style-name="gr19" draw:text-style-name="P8" draw:layer="layout" svg:width="1.535cm" svg:height="1.2cm" svg:x="16.2cm" svg:y="5.4cm">
          <draw:text-box>
            <text:p>Yes</text:p>
          </draw:text-box>
        </draw:frame>
        <draw:custom-shape draw:style-name="gr20" draw:text-style-name="P1" draw:layer="layout" svg:width="1.8cm" svg:height="1.3cm" svg:x="2.8cm" svg:y="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8" draw:text-style-name="P1" draw:layer="layout" svg:x1="4.6cm" svg:y1="5.6cm" svg:x2="5.8cm" svg:y2="5.6cm">
          <text:p/>
        </draw:line>
        <draw:g>
          <draw:custom-shape draw:style-name="gr21" draw:text-style-name="P1" draw:layer="layout" svg:width="3cm" svg:height="1cm" draw:transform="rotate (1.5707963267949) translate (0.7cm 6.9cm)">
            <text:p/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22" draw:text-style-name="P8" draw:layer="layout" svg:width="0.8cm" svg:height="0.962cm" svg:x="0.649cm" svg:y="4.35cm">
            <draw:text-box>
              <text:p>0</text:p>
            </draw:text-box>
          </draw:frame>
          <draw:frame draw:style-name="gr22" draw:text-style-name="P8" draw:layer="layout" svg:width="0.8cm" svg:height="0.962cm" svg:x="0.649cm" svg:y="5.25cm">
            <draw:text-box>
              <text:p>1</text:p>
            </draw:text-box>
          </draw:frame>
          <draw:line draw:style-name="gr8" draw:text-style-name="P1" draw:layer="layout" svg:x1="1.7cm" svg:y1="5.4cm" svg:x2="2.9cm" svg:y2="5.4cm">
            <text:p/>
          </draw:line>
          <draw:frame draw:style-name="gr9" draw:text-style-name="P17" draw:layer="layout" svg:width="2.191cm" svg:height="0.962cm" svg:x="-3.199cm" svg:y="5.4cm">
            <draw:text-box>
              <text:p text:style-name="P16"><text:span text:style-name="T4">Cl</text:span><text:span text:style-name="T4">k_</text:span><text:span text:style-name="T4">2</text:span></text:p>
            </draw:text-box>
          </draw:frame>
          <draw:frame draw:style-name="gr9" draw:text-style-name="P17" draw:layer="layout" svg:width="2.191cm" svg:height="0.962cm" svg:x="-3.198cm" svg:y="4.3cm">
            <draw:text-box>
              <text:p text:style-name="P16"><text:span text:style-name="T4">C</text:span><text:span text:style-name="T4">l</text:span><text:span text:style-name="T4">k</text:span><text:span text:style-name="T4">_</text:span><text:span text:style-name="T4">1</text:span></text:p>
            </draw:text-box>
          </draw:frame>
          <draw:line draw:style-name="gr8" draw:text-style-name="P1" draw:layer="layout" svg:x1="-1.1cm" svg:y1="4.8cm" svg:x2="0.7cm" svg:y2="4.8cm">
            <text:p/>
          </draw:line>
          <draw:line draw:style-name="gr8" draw:text-style-name="P1" draw:layer="layout" svg:x1="-1.1cm" svg:y1="5.8cm" svg:x2="0.7cm" svg:y2="5.8cm">
            <text:p/>
          </draw:line>
        </draw:g>
        <draw:custom-shape draw:style-name="gr1" draw:text-style-name="P1" draw:layer="layout" svg:width="21cm" svg:height="2.4cm" svg:x="-0.1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2.4cm" svg:x="19.9cm" svg:y="1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2.4cm" svg:x="18.9cm" svg:y="10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.4cm" svg:x="17.9cm" svg:y="10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8.3cm" svg:height="2.4cm" svg:x="9.6cm" svg:y="10.8cm">
          <text:p text:style-name="P5">Reserved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2.4cm" svg:x="8.6cm" svg:y="10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8.7cm" svg:height="2.4cm" svg:x="-0.1cm" svg:y="10.8cm">
          <text:p text:style-name="P5">Reserved</text:p>
          <draw:enhanced-geometry svg:viewBox="0 0 21600 21600" draw:type="rectangle" draw:enhanced-path="M 0 0 L 21600 0 21600 21600 0 21600 0 0 Z N"/>
        </draw:custom-shape>
        <draw:frame draw:style-name="gr9" draw:text-style-name="P19" draw:layer="layout" svg:width="2.813cm" svg:height="0.683cm" svg:x="11.7cm" svg:y="8.7cm">
          <draw:text-box>
            <text:p text:style-name="P18"><text:span text:style-name="T5">Clock </text:span><text:span text:style-name="T5">Source</text:span></text:p>
          </draw:text-box>
        </draw:frame>
        <draw:frame draw:style-name="gr9" draw:text-style-name="P21" draw:layer="layout" svg:width="2.013cm" svg:height="0.683cm" svg:x="15.4cm" svg:y="14.5cm">
          <draw:text-box>
            <text:p text:style-name="P20"><text:span text:style-name="T6">TI</text:span><text:span text:style-name="T6">C</text:span><text:span text:style-name="T6">KI</text:span><text:span text:style-name="T6">N</text:span><text:span text:style-name="T6">T</text:span></text:p>
          </draw:text-box>
        </draw:frame>
        <draw:frame draw:style-name="gr9" draw:text-style-name="P23" draw:layer="layout" svg:width="2.03cm" svg:height="0.683cm" svg:x="18.5cm" svg:y="8.4cm">
          <draw:text-box>
            <text:p text:style-name="P22"><text:span text:style-name="T7">ENA</text:span><text:span text:style-name="T7">BLE</text:span></text:p>
          </draw:text-box>
        </draw:frame>
        <draw:frame draw:style-name="gr12" draw:text-style-name="P11" draw:layer="layout" svg:width="21.9cm" svg:height="0.962cm" svg:x="-0.2cm" svg:y="10cm">
          <draw:text-box>
            <text:p text:style-name="P10"><text:span text:style-name="T1">31 <text:s text:c="39"/>17 16 <text:s/>15 <text:s text:c="38"/>3 <text:s/>2 <text:s text:c="3"/>1 <text:s text:c="4"/>0 </text:span></text:p>
          </draw:text-box>
        </draw:frame>
        <draw:line draw:style-name="gr23" draw:text-style-name="P1" draw:layer="layout" svg:x1="20.3cm" svg:y1="10.8cm" svg:x2="20.3cm" svg:y2="8.5cm">
          <text:p/>
        </draw:line>
        <draw:line draw:style-name="gr23" draw:text-style-name="P1" draw:layer="layout" svg:x1="1.9cm" svg:y1="8.5cm" svg:x2="20.3cm" svg:y2="8.524cm">
          <text:p/>
        </draw:line>
        <draw:line draw:style-name="gr23" draw:text-style-name="P1" draw:layer="layout" svg:x1="1.872cm" svg:y1="8.499cm" svg:x2="1.872cm" svg:y2="5.899cm">
          <text:p/>
        </draw:line>
        <draw:line draw:style-name="gr24" draw:text-style-name="P1" draw:layer="layout" svg:x1="1.9cm" svg:y1="5.9cm" svg:x2="2.9cm" svg:y2="5.9cm">
          <text:p/>
        </draw:line>
        <draw:custom-shape draw:style-name="gr25" draw:text-style-name="P24" draw:layer="layout" svg:width="27.4cm" svg:height="7.3cm" svg:x="-0.5cm" svg:y="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0.3cm" svg:height="0.71cm" svg:x="1.7cm" svg:y="7.6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1.2cm" svg:y1="9.3cm" svg:x2="1.2cm" svg:y2="6.6cm">
          <text:p/>
        </draw:line>
        <draw:line draw:style-name="gr28" draw:text-style-name="P1" draw:layer="layout" svg:x1="1.199cm" svg:y1="9.299cm" svg:x2="18.7cm" svg:y2="9.3cm">
          <text:p/>
        </draw:line>
        <draw:line draw:style-name="gr28" draw:text-style-name="P1" draw:layer="layout" svg:x1="18.7cm" svg:y1="9.3cm" svg:x2="18.7cm" svg:y2="10.8cm">
          <text:p/>
        </draw:line>
        <draw:custom-shape draw:style-name="gr29" draw:text-style-name="P3" draw:layer="layout" svg:width="0.3cm" svg:height="0.71cm" svg:x="1.1cm" svg:y="7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0.3cm" svg:height="0.71cm" svg:x="21.1cm" svg:y="7.6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1.25cm" svg:y1="6.298cm" svg:x2="21.25cm" svg:y2="7.602cm">
          <text:p/>
        </draw:line>
        <draw:line draw:style-name="gr31" draw:text-style-name="P1" draw:layer="layout" svg:x1="9.5cm" svg:y1="9.5cm" svg:x2="9.5cm" svg:y2="10.8cm">
          <text:p/>
        </draw:line>
        <draw:line draw:style-name="gr32" draw:text-style-name="P1" draw:layer="layout" svg:x1="9.5cm" svg:y1="9.5cm" svg:x2="21.3cm" svg:y2="9.5cm">
          <text:p/>
        </draw:line>
        <draw:line draw:style-name="gr32" draw:text-style-name="P1" draw:layer="layout" svg:x1="21.3cm" svg:y1="9.5cm" svg:x2="21.3cm" svg:y2="8.3cm">
          <text:p/>
        </draw:line>
        <draw:custom-shape draw:style-name="gr33" draw:text-style-name="P1" draw:layer="layout" svg:width="1.7cm" svg:height="1.5cm" svg:x="18.3cm" svg:y="14.8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34" draw:text-style-name="P1" draw:layer="layout" svg:x1="9.1cm" svg:y1="13.2cm" svg:x2="9.1cm" svg:y2="15.9cm">
          <text:p/>
        </draw:line>
        <draw:line draw:style-name="gr35" draw:text-style-name="P1" draw:layer="layout" svg:x1="18.3cm" svg:y1="15.9cm" svg:x2="9.1cm" svg:y2="15.9cm">
          <text:p/>
        </draw:line>
        <draw:line draw:style-name="gr34" draw:text-style-name="P1" draw:layer="layout" svg:x1="19.4cm" svg:y1="13.2cm" svg:x2="19.4cm" svg:y2="14.2cm">
          <text:p/>
        </draw:line>
        <draw:line draw:style-name="gr34" draw:text-style-name="P1" draw:layer="layout" svg:x1="15.4cm" svg:y1="14.2cm" svg:x2="19.4cm" svg:y2="14.2cm">
          <text:p/>
        </draw:line>
        <draw:line draw:style-name="gr34" draw:text-style-name="P1" draw:layer="layout" svg:x1="15.4cm" svg:y1="14.2cm" svg:x2="15.4cm" svg:y2="15.1cm">
          <text:p/>
        </draw:line>
        <draw:line draw:style-name="gr35" draw:text-style-name="P1" draw:layer="layout" svg:x1="18.3cm" svg:y1="15.1cm" svg:x2="15.4cm" svg:y2="15.1cm">
          <text:p/>
        </draw:line>
        <draw:frame draw:style-name="gr9" draw:text-style-name="P27" draw:layer="layout" svg:width="2.898cm" svg:height="0.683cm" svg:x="11.701cm" svg:y="9.501cm">
          <draw:text-box>
            <text:p text:style-name="P26"><text:span text:style-name="T8">COUNTFLAG</text:span></text:p>
          </draw:text-box>
        </draw:frame>
        <draw:frame draw:style-name="gr9" draw:text-style-name="P27" draw:layer="layout" svg:width="2.898cm" svg:height="0.683cm" svg:x="11.701cm" svg:y="15.302cm">
          <draw:text-box>
            <text:p text:style-name="P26"><text:span text:style-name="T8">COUNTFLAG</text:span></text:p>
          </draw:text-box>
        </draw:frame>
        <draw:line draw:style-name="gr8" draw:text-style-name="P1" draw:layer="layout" svg:x1="20cm" svg:y1="15.5cm" svg:x2="22.6cm" svg:y2="15.5cm">
          <text:p/>
        </draw:line>
        <draw:frame draw:style-name="gr9" draw:text-style-name="P8" draw:layer="layout" svg:width="5.239cm" svg:height="0.962cm" svg:x="22.6cm" svg:y="15.1cm">
          <draw:text-box>
            <text:p>SysTick Interrupt</text:p>
          </draw:text-box>
        </draw:frame>
        <draw:custom-shape draw:style-name="gr29" draw:text-style-name="P3" draw:layer="layout" svg:width="0.3cm" svg:height="0.71cm" draw:transform="rotate (1.5709708597201) translate (-0.605cm 4.905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3cm" svg:height="0.71cm" draw:transform="rotate (1.5709708597201) translate (-0.605cm 5.905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8:26:13.097062109</meta:creation-date>
    <dc:date>2019-02-12T21:17:38.260429615</dc:date>
    <meta:editing-duration>PT50M31S</meta:editing-duration>
    <meta:editing-cycles>9</meta:editing-cycles>
    <meta:generator>LibreOffice/6.1.3.2$Linux_X86_64 LibreOffice_project/10$Build-2</meta:generator>
    <meta:document-statistic meta:object-count="89"/>
  </office:meta>
</office:document-meta>
</file>